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inherit" svg:font-family="inherit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1pt" style:text-underline-style="none" fo:font-weight="normal" officeooo:rsid="00e506e3" officeooo:paragraph-rsid="00e506e3" fo:background-color="transparent" style:font-size-asian="11pt" style:font-size-complex="11pt"/>
    </style:style>
    <style:style style:name="P2" style:family="paragraph" style:parent-style-name="Standard">
      <style:text-properties fo:color="#000000" style:font-name="Liberation Serif" fo:font-size="11pt" style:text-underline-style="none" fo:font-weight="normal" officeooo:rsid="00eba3cc" officeooo:paragraph-rsid="00eba3cc" fo:background-color="transparent" style:font-size-asian="11pt" style:font-size-complex="11pt"/>
    </style:style>
    <style:style style:name="P3" style:family="paragraph" style:parent-style-name="Standard">
      <style:text-properties fo:color="#000000" style:font-name="Liberation Serif" fo:font-size="11pt" fo:font-weight="normal" officeooo:paragraph-rsid="00f0de99" fo:background-color="transparent"/>
    </style:style>
    <style:style style:name="P4" style:family="paragraph" style:parent-style-name="Standard">
      <style:text-properties fo:color="#000000" style:font-name="Liberation Serif" fo:font-size="11pt" fo:font-weight="normal" officeooo:rsid="00f32378" officeooo:paragraph-rsid="00f32378" fo:background-color="transparent"/>
    </style:style>
    <style:style style:name="P5" style:family="paragraph" style:parent-style-name="Standard">
      <style:text-properties fo:color="#000000" style:font-name="Liberation Serif" fo:font-size="11pt" fo:font-weight="normal" officeooo:rsid="0100e2e0" officeooo:paragraph-rsid="0100e2e0" fo:background-color="transparent"/>
    </style:style>
    <style:style style:name="P6" style:family="paragraph" style:parent-style-name="Standard">
      <style:text-properties fo:color="#000000" style:font-name="Liberation Serif" fo:font-size="11pt" fo:font-weight="normal" officeooo:rsid="010b06a7" officeooo:paragraph-rsid="010e941e" fo:background-color="transparent"/>
    </style:style>
    <style:style style:name="P7" style:family="paragraph" style:parent-style-name="Standard">
      <style:text-properties fo:color="#000000" style:font-name="Liberation Serif" fo:font-size="11pt" fo:font-weight="normal" officeooo:paragraph-rsid="0113c974" fo:background-color="transparent"/>
    </style:style>
    <style:style style:name="P8" style:family="paragraph" style:parent-style-name="Standard">
      <style:text-properties fo:color="#000000" style:font-name="Liberation Serif" fo:font-size="11pt" fo:font-weight="normal" officeooo:rsid="0111b7c5" officeooo:paragraph-rsid="0111b7c5" fo:background-color="transparent"/>
    </style:style>
    <style:style style:name="P9" style:family="paragraph" style:parent-style-name="Standard">
      <style:text-properties fo:color="#000000" style:font-name="Liberation Serif" fo:font-size="11pt" fo:font-weight="normal" officeooo:rsid="01154e12" officeooo:paragraph-rsid="01154e12" fo:background-color="transparent"/>
    </style:style>
    <style:style style:name="P10" style:family="paragraph" style:parent-style-name="Standard">
      <style:text-properties fo:color="#000000" style:font-name="Liberation Serif" fo:font-size="11pt" fo:font-weight="normal" officeooo:rsid="01194f81" officeooo:paragraph-rsid="01194f81" fo:background-color="transparent"/>
    </style:style>
    <style:style style:name="P11" style:family="paragraph" style:parent-style-name="Standard" style:list-style-name="L1">
      <style:text-properties fo:color="#000000" style:font-name="Liberation Serif" fo:font-size="11pt" style:text-underline-style="none" fo:font-weight="normal" officeooo:rsid="00e506e3" officeooo:paragraph-rsid="00e506e3" fo:background-color="transparent" style:font-size-asian="11pt" style:font-size-complex="11pt"/>
    </style:style>
    <style:style style:name="P12" style:family="paragraph" style:parent-style-name="Standard" style:list-style-name="L2">
      <style:text-properties fo:color="#000000" style:font-name="Liberation Serif" fo:font-size="11pt" style:text-underline-style="none" fo:font-weight="normal" officeooo:rsid="00ea0338" officeooo:paragraph-rsid="00ea0338" fo:background-color="transparent" style:font-size-asian="11pt" style:font-size-complex="11pt"/>
    </style:style>
    <style:style style:name="P13" style:family="paragraph" style:parent-style-name="Standard" style:list-style-name="L2">
      <style:text-properties fo:color="#000000" style:font-name="Liberation Serif" fo:font-size="11pt" style:text-underline-style="none" fo:font-weight="normal" officeooo:rsid="00e5fe24" officeooo:paragraph-rsid="00ec59a9" fo:background-color="transparent" style:font-size-asian="11pt" style:font-size-complex="11pt"/>
    </style:style>
    <style:style style:name="P14" style:family="paragraph" style:parent-style-name="Standard" style:list-style-name="L2">
      <style:text-properties fo:color="#000000" style:font-name="Liberation Serif" fo:font-size="11pt" fo:font-weight="normal" officeooo:paragraph-rsid="00e8af12" fo:background-color="transparent" style:font-size-asian="11pt" style:font-size-complex="11pt"/>
    </style:style>
    <style:style style:name="P15" style:family="paragraph" style:parent-style-name="Standard" style:list-style-name="L2">
      <style:text-properties fo:color="#000000" style:font-name="Liberation Serif" fo:font-size="11pt" fo:font-weight="normal" officeooo:paragraph-rsid="00ec59a9" fo:background-color="transparent"/>
    </style:style>
    <style:style style:name="P16" style:family="paragraph" style:parent-style-name="Standard" style:list-style-name="L2">
      <style:text-properties fo:color="#000000" style:font-name="Liberation Serif" fo:font-size="11pt" fo:font-weight="normal" officeooo:paragraph-rsid="00f0de99" fo:background-color="transparent"/>
    </style:style>
    <style:style style:name="P17" style:family="paragraph" style:parent-style-name="Standard" style:list-style-name="L2">
      <style:text-properties fo:color="#000000" style:font-name="Liberation Serif" fo:font-size="11pt" fo:font-weight="normal" officeooo:paragraph-rsid="00f32378" fo:background-color="transparent"/>
    </style:style>
    <style:style style:name="P18" style:family="paragraph" style:parent-style-name="Standard" style:list-style-name="L2">
      <style:text-properties fo:color="#000000" style:font-name="Liberation Serif" fo:font-size="11pt" fo:font-weight="normal" officeooo:paragraph-rsid="00f50bf7" fo:background-color="transparent"/>
    </style:style>
    <style:style style:name="P19" style:family="paragraph" style:parent-style-name="Standard" style:list-style-name="L2">
      <style:text-properties fo:color="#000000" style:font-name="Liberation Serif" fo:font-size="11pt" fo:font-weight="normal" officeooo:paragraph-rsid="00f63ad2" fo:background-color="transparent"/>
    </style:style>
    <style:style style:name="P20" style:family="paragraph" style:parent-style-name="Standard" style:list-style-name="L2">
      <style:text-properties fo:color="#000000" style:font-name="Liberation Serif" fo:font-size="11pt" fo:font-weight="normal" officeooo:paragraph-rsid="00f67830" fo:background-color="transparent"/>
    </style:style>
    <style:style style:name="P21" style:family="paragraph" style:parent-style-name="Standard" style:list-style-name="L2">
      <style:text-properties fo:color="#000000" style:font-name="Liberation Serif" fo:font-size="11pt" fo:font-weight="normal" officeooo:paragraph-rsid="00fc2de6" fo:background-color="transparent"/>
    </style:style>
    <style:style style:name="P22" style:family="paragraph" style:parent-style-name="Standard" style:list-style-name="L2">
      <style:text-properties fo:color="#000000" style:font-name="Liberation Serif" fo:font-size="11pt" fo:font-weight="normal" officeooo:paragraph-rsid="0100e2e0" fo:background-color="transparent"/>
    </style:style>
    <style:style style:name="P23" style:family="paragraph" style:parent-style-name="Standard" style:list-style-name="L2">
      <style:text-properties fo:color="#000000" style:font-name="Liberation Serif" fo:font-size="11pt" fo:font-weight="normal" officeooo:paragraph-rsid="0104dbad" fo:background-color="transparent"/>
    </style:style>
    <style:style style:name="P24" style:family="paragraph" style:parent-style-name="Standard" style:list-style-name="L2">
      <style:text-properties fo:color="#000000" style:font-name="Liberation Serif" fo:font-size="11pt" fo:font-weight="normal" officeooo:paragraph-rsid="01070e65" fo:background-color="transparent"/>
    </style:style>
    <style:style style:name="P25" style:family="paragraph" style:parent-style-name="Standard" style:list-style-name="L2">
      <style:text-properties fo:color="#000000" style:font-name="Liberation Serif" fo:font-size="11pt" fo:font-weight="normal" officeooo:paragraph-rsid="011032ba" fo:background-color="transparent"/>
    </style:style>
    <style:style style:name="P26" style:family="paragraph" style:parent-style-name="Standard" style:list-style-name="L2">
      <style:text-properties fo:color="#000000" style:font-name="Liberation Serif" fo:font-size="11pt" fo:font-weight="normal" officeooo:paragraph-rsid="0113c974" fo:background-color="transparent"/>
    </style:style>
    <style:style style:name="P27" style:family="paragraph" style:parent-style-name="Standard" style:list-style-name="L2">
      <style:text-properties fo:color="#000000" style:font-name="Liberation Serif" fo:font-size="11pt" fo:font-weight="normal" officeooo:rsid="00ede640" officeooo:paragraph-rsid="00ede640" fo:background-color="transparent"/>
    </style:style>
    <style:style style:name="P28" style:family="paragraph" style:parent-style-name="Standard" style:list-style-name="L2">
      <style:text-properties fo:color="#000000" style:font-name="Liberation Serif" fo:font-size="11pt" fo:font-weight="normal" officeooo:rsid="00f32378" officeooo:paragraph-rsid="00f32378" fo:background-color="transparent"/>
    </style:style>
    <style:style style:name="P29" style:family="paragraph" style:parent-style-name="Standard" style:list-style-name="L2">
      <style:text-properties fo:color="#000000" style:font-name="Liberation Serif" fo:font-size="11pt" fo:font-weight="normal" officeooo:rsid="00f67830" officeooo:paragraph-rsid="00f67830" fo:background-color="transparent"/>
    </style:style>
    <style:style style:name="P30" style:family="paragraph" style:parent-style-name="Standard" style:list-style-name="L2">
      <style:text-properties fo:color="#000000" style:font-name="Liberation Serif" fo:font-size="11pt" fo:font-weight="normal" officeooo:rsid="00fd6b03" officeooo:paragraph-rsid="010385f3" fo:background-color="transparent"/>
    </style:style>
    <style:style style:name="P31" style:family="paragraph" style:parent-style-name="Standard" style:list-style-name="L2">
      <style:text-properties fo:color="#000000" style:font-name="Liberation Serif" fo:font-size="11pt" fo:font-weight="normal" officeooo:rsid="010385f3" officeooo:paragraph-rsid="010385f3" fo:background-color="transparent"/>
    </style:style>
    <style:style style:name="P32" style:family="paragraph" style:parent-style-name="Standard" style:list-style-name="L2">
      <style:text-properties fo:color="#000000" style:font-name="Liberation Serif" fo:font-size="11pt" fo:font-weight="normal" officeooo:rsid="0107f294" officeooo:paragraph-rsid="0107f294" fo:background-color="transparent"/>
    </style:style>
    <style:style style:name="P33" style:family="paragraph" style:parent-style-name="Standard" style:list-style-name="L2">
      <style:text-properties fo:color="#000000" style:font-name="Liberation Serif" fo:font-size="11pt" fo:font-weight="normal" officeooo:rsid="010b06a7" officeooo:paragraph-rsid="010e941e" fo:background-color="transparent"/>
    </style:style>
    <style:style style:name="P34" style:family="paragraph" style:parent-style-name="Standard" style:list-style-name="L3">
      <style:text-properties fo:color="#000000" style:font-name="Liberation Serif" fo:font-size="11pt" fo:font-weight="normal" officeooo:paragraph-rsid="01154e12" fo:background-color="transparent"/>
    </style:style>
    <style:style style:name="P35" style:family="paragraph" style:parent-style-name="Standard" style:list-style-name="L3">
      <style:text-properties fo:color="#000000" style:font-name="Liberation Serif" fo:font-size="11pt" fo:font-weight="normal" officeooo:paragraph-rsid="01162978" fo:background-color="transparent"/>
    </style:style>
    <style:style style:name="P36" style:family="paragraph" style:parent-style-name="Standard" style:list-style-name="L3">
      <style:text-properties fo:color="#000000" style:font-name="Liberation Serif" fo:font-size="11pt" fo:font-weight="normal" officeooo:rsid="01162978" officeooo:paragraph-rsid="01162978" fo:background-color="transparent"/>
    </style:style>
    <style:style style:name="P37" style:family="paragraph" style:parent-style-name="Standard" style:list-style-name="L2">
      <style:text-properties fo:color="#000000" style:font-name="Liberation Serif" fo:font-size="10.5pt" fo:font-weight="normal" officeooo:paragraph-rsid="00e5fe24" fo:background-color="transparent"/>
    </style:style>
    <style:style style:name="P38" style:family="paragraph" style:parent-style-name="Standard" style:list-style-name="L2">
      <style:text-properties fo:color="#000000" style:font-name="Liberation Serif" fo:font-size="10.5pt" fo:font-weight="normal" officeooo:paragraph-rsid="0113c974" fo:background-color="transparent"/>
    </style:style>
    <style:style style:name="P39" style:family="paragraph" style:parent-style-name="Standard" style:list-style-name="L2">
      <style:text-properties fo:color="#000000" style:font-name="Liberation Serif" fo:font-size="10.5pt" fo:font-weight="normal" officeooo:rsid="00f0466b" officeooo:paragraph-rsid="00f0466b" fo:background-color="transparent"/>
    </style:style>
    <style:style style:name="P40" style:family="paragraph" style:parent-style-name="Standard" style:list-style-name="L2">
      <style:text-properties fo:color="#000000" style:font-name="Liberation Serif" fo:font-size="10.5pt" fo:font-weight="normal" officeooo:rsid="00fd6b03" officeooo:paragraph-rsid="00fd6b03" fo:background-color="transparent"/>
    </style:style>
    <style:style style:name="P41" style:family="paragraph" style:parent-style-name="Standard" style:list-style-name="L2">
      <style:text-properties fo:color="#000000" style:font-name="Liberation Serif" fo:font-size="10.5pt" fo:font-weight="normal" officeooo:rsid="00fd6b03" officeooo:paragraph-rsid="010385f3" fo:background-color="transparent"/>
    </style:style>
    <style:style style:name="P42" style:family="paragraph" style:parent-style-name="Standard" style:list-style-name="L2">
      <style:text-properties fo:color="#000000" style:font-name="Liberation Serif" fo:font-size="10.5pt" fo:font-weight="normal" officeooo:rsid="01019999" officeooo:paragraph-rsid="01019999" fo:background-color="transparent"/>
    </style:style>
    <style:style style:name="P43" style:family="paragraph" style:parent-style-name="Standard" style:list-style-name="L3">
      <style:text-properties fo:color="#000000" style:font-name="Liberation Serif" fo:font-size="10.5pt" fo:font-weight="normal" officeooo:rsid="01019999" officeooo:paragraph-rsid="011aa5b7" fo:background-color="transparent"/>
    </style:style>
    <style:style style:name="P44" style:family="paragraph" style:parent-style-name="Standard" style:list-style-name="L3">
      <style:text-properties fo:color="#000000" style:font-name="Liberation Serif" fo:font-size="10.5pt" fo:font-weight="normal" officeooo:rsid="01019999" officeooo:paragraph-rsid="012c8fc2" fo:background-color="transparent"/>
    </style:style>
    <style:style style:name="P45" style:family="paragraph" style:parent-style-name="Standard" style:list-style-name="L2">
      <style:text-properties fo:color="#000000" style:font-name="Liberation Serif" fo:font-size="10.5pt" fo:font-weight="normal" officeooo:rsid="0109474a" officeooo:paragraph-rsid="0109474a" fo:background-color="transparent"/>
    </style:style>
    <style:style style:name="P46" style:family="paragraph" style:parent-style-name="Standard" style:list-style-name="L2">
      <style:text-properties fo:color="#000000" style:font-name="Liberation Serif" fo:font-size="10.5pt" fo:font-weight="normal" officeooo:rsid="010b06a7" officeooo:paragraph-rsid="010b06a7" fo:background-color="transparent"/>
    </style:style>
    <style:style style:name="P47" style:family="paragraph" style:parent-style-name="Standard" style:list-style-name="L2">
      <style:text-properties fo:color="#000000" style:font-name="Liberation Serif" fo:font-size="10.5pt" fo:font-weight="normal" officeooo:rsid="010b06a7" officeooo:paragraph-rsid="010e941e" fo:background-color="transparent"/>
    </style:style>
    <style:style style:name="P48" style:family="paragraph" style:parent-style-name="Standard">
      <style:text-properties fo:color="#000000" style:font-name="Liberation Serif" fo:font-size="10.5pt" fo:font-weight="normal" officeooo:rsid="010b06a7" officeooo:paragraph-rsid="010e941e" fo:background-color="transparent"/>
    </style:style>
    <style:style style:name="P49" style:family="paragraph" style:parent-style-name="Standard" style:list-style-name="L2">
      <style:text-properties fo:color="#000000" style:font-name="Liberation Serif" fo:font-size="10.5pt" fo:font-weight="normal" officeooo:rsid="010f3e42" officeooo:paragraph-rsid="010f3e42" fo:background-color="transparent"/>
    </style:style>
    <style:style style:name="P50" style:family="paragraph" style:parent-style-name="Standard" style:list-style-name="L2">
      <style:text-properties fo:color="#000000" style:font-name="Liberation Serif" fo:font-size="10.5pt" fo:font-weight="normal" officeooo:rsid="011032ba" officeooo:paragraph-rsid="011032ba" fo:background-color="transparent"/>
    </style:style>
    <style:style style:name="P51" style:family="paragraph" style:parent-style-name="Standard" style:list-style-name="L2">
      <style:text-properties fo:color="#000000" style:font-name="Liberation Serif" fo:font-size="10.5pt" fo:font-weight="normal" officeooo:rsid="0113c974" officeooo:paragraph-rsid="0113c974" fo:background-color="transparent"/>
    </style:style>
    <style:style style:name="P52" style:family="paragraph" style:parent-style-name="Standard" style:list-style-name="L3">
      <style:text-properties fo:color="#000000" style:font-name="Liberation Serif" fo:font-size="10.5pt" fo:font-weight="normal" officeooo:rsid="01157dcf" officeooo:paragraph-rsid="01162978" fo:background-color="transparent"/>
    </style:style>
    <style:style style:name="P53" style:family="paragraph" style:parent-style-name="Standard" style:list-style-name="L3">
      <style:text-properties fo:color="#000000" style:font-name="Liberation Serif" fo:font-size="10.5pt" fo:font-weight="normal" officeooo:rsid="01194f81" officeooo:paragraph-rsid="01162978" fo:background-color="transparent"/>
    </style:style>
    <style:style style:name="P54" style:family="paragraph" style:parent-style-name="Standard" style:list-style-name="L3">
      <style:text-properties fo:color="#000000" style:font-name="Liberation Serif" fo:font-size="10.5pt" fo:font-weight="normal" officeooo:rsid="01194f81" officeooo:paragraph-rsid="011cbe6f" fo:background-color="transparent"/>
    </style:style>
    <style:style style:name="P55" style:family="paragraph" style:parent-style-name="Standard" style:list-style-name="L3">
      <style:text-properties fo:color="#000000" style:font-name="Liberation Serif" fo:font-size="10.5pt" fo:font-weight="normal" officeooo:rsid="012777fd" officeooo:paragraph-rsid="012777fd" fo:background-color="transparent"/>
    </style:style>
    <style:style style:name="P56" style:family="paragraph" style:parent-style-name="Standard">
      <style:text-properties fo:color="#000000" style:font-name="Liberation Serif" fo:font-size="10.5pt" fo:font-weight="normal" officeooo:rsid="011b9ccf" officeooo:paragraph-rsid="011b9ccf" fo:background-color="transparent"/>
    </style:style>
    <style:style style:name="P57" style:family="paragraph" style:parent-style-name="Standard" style:list-style-name="L4">
      <style:text-properties fo:color="#000000" style:font-name="Liberation Serif" fo:font-size="10.5pt" fo:font-weight="normal" officeooo:rsid="011b9ccf" officeooo:paragraph-rsid="011b9ccf" fo:background-color="transparent"/>
    </style:style>
    <style:style style:name="P58" style:family="paragraph" style:parent-style-name="Standard" style:list-style-name="L4">
      <style:text-properties fo:color="#000000" style:font-name="Liberation Serif" fo:font-size="10.5pt" fo:font-weight="normal" officeooo:rsid="01227c81" officeooo:paragraph-rsid="01227c81" fo:background-color="transparent"/>
    </style:style>
    <style:style style:name="P59" style:family="paragraph" style:parent-style-name="Standard" style:list-style-name="L4">
      <style:text-properties fo:color="#000000" style:font-name="Liberation Serif" fo:font-size="10.5pt" fo:font-weight="normal" officeooo:rsid="012626f1" officeooo:paragraph-rsid="012626f1" fo:background-color="transparent"/>
    </style:style>
    <style:style style:name="P60" style:family="paragraph" style:parent-style-name="Standard">
      <style:text-properties fo:color="#000000" style:font-name="Liberation Serif" fo:font-size="10.5pt" fo:font-weight="normal" officeooo:rsid="012626f1" officeooo:paragraph-rsid="012626f1" fo:background-color="transparent"/>
    </style:style>
    <style:style style:name="P61" style:family="paragraph" style:parent-style-name="Standard">
      <style:text-properties fo:color="#000000" style:font-name="Liberation Serif" fo:font-size="10.5pt" fo:font-weight="normal" officeooo:rsid="012cd6dc" officeooo:paragraph-rsid="012cd6dc" fo:background-color="transparent"/>
    </style:style>
    <style:style style:name="P62" style:family="paragraph" style:parent-style-name="Standard" style:list-style-name="L5">
      <style:text-properties fo:color="#000000" style:font-name="Liberation Serif" fo:font-size="10.5pt" fo:font-weight="normal" officeooo:rsid="012cd6dc" officeooo:paragraph-rsid="012cd6dc" fo:background-color="transparent"/>
    </style:style>
    <style:style style:name="P63" style:family="paragraph" style:parent-style-name="Standard" style:list-style-name="L3">
      <style:text-properties fo:color="#000000" style:font-name="Liberation Serif" officeooo:paragraph-rsid="011d7891" fo:background-color="transparent"/>
    </style:style>
    <style:style style:name="P64" style:family="paragraph" style:parent-style-name="Standard" style:list-style-name="L3">
      <style:text-properties fo:color="#000000" style:font-name="Liberation Serif" officeooo:paragraph-rsid="011f1d85" fo:background-color="transparent"/>
    </style:style>
    <style:style style:name="P65" style:family="paragraph" style:parent-style-name="Standard" style:list-style-name="L3">
      <style:text-properties fo:color="#000000" style:font-name="Liberation Serif" officeooo:paragraph-rsid="0127914a" fo:background-color="transparent"/>
    </style:style>
    <style:style style:name="P66" style:family="paragraph" style:parent-style-name="Standard" style:list-style-name="L3">
      <style:text-properties fo:color="#000000" style:font-name="Liberation Serif" officeooo:rsid="012777fd" officeooo:paragraph-rsid="012777fd" fo:background-color="transparent"/>
    </style:style>
    <style:style style:name="P67" style:family="paragraph" style:parent-style-name="Standard" style:list-style-name="L4">
      <style:text-properties fo:color="#000000" style:font-name="Liberation Serif" style:text-underline-style="none" officeooo:rsid="012777fd" officeooo:paragraph-rsid="012626f1" fo:background-color="transparent"/>
    </style:style>
    <style:style style:name="P68" style:family="paragraph" style:parent-style-name="Standard" style:list-style-name="L3">
      <style:text-properties officeooo:paragraph-rsid="0119c9be"/>
    </style:style>
    <style:style style:name="P69" style:family="paragraph" style:parent-style-name="Standard" style:list-style-name="L3">
      <style:text-properties officeooo:paragraph-rsid="011a9f0a"/>
    </style:style>
    <style:style style:name="P70" style:family="paragraph" style:parent-style-name="Standard" style:list-style-name="L3">
      <style:text-properties officeooo:rsid="0124b5eb" officeooo:paragraph-rsid="0124b5eb"/>
    </style:style>
    <style:style style:name="P71" style:family="paragraph" style:parent-style-name="Standard" style:list-style-name="L4">
      <style:text-properties officeooo:paragraph-rsid="0122b7a3"/>
    </style:style>
    <style:style style:name="T1" style:family="text">
      <style:text-properties style:text-underline-style="none" officeooo:rsid="00e5fe24" style:font-size-asian="11pt" style:font-size-complex="11pt"/>
    </style:style>
    <style:style style:name="T2" style:family="text">
      <style:text-properties style:text-underline-style="none" officeooo:rsid="00e71566" style:font-size-asian="11pt" style:font-size-complex="11pt"/>
    </style:style>
    <style:style style:name="T3" style:family="text">
      <style:text-properties style:text-underline-style="none" officeooo:rsid="00ec59a9" style:font-size-asian="11pt" style:font-size-complex="11pt"/>
    </style:style>
    <style:style style:name="T4" style:family="text">
      <style:text-properties style:text-underline-style="none" officeooo:rsid="00e8af12"/>
    </style:style>
    <style:style style:name="T5" style:family="text">
      <style:text-properties fo:font-size="10.5pt"/>
    </style:style>
    <style:style style:name="T6" style:family="text">
      <style:text-properties fo:font-size="10.5pt" officeooo:rsid="00e5fe24"/>
    </style:style>
    <style:style style:name="T7" style:family="text">
      <style:text-properties fo:font-size="10.5pt" officeooo:rsid="00ebdd4e"/>
    </style:style>
    <style:style style:name="T8" style:family="text">
      <style:text-properties fo:font-size="10.5pt" officeooo:rsid="00eea5ad"/>
    </style:style>
    <style:style style:name="T9" style:family="text">
      <style:text-properties fo:font-size="10.5pt" officeooo:rsid="00f0de99"/>
    </style:style>
    <style:style style:name="T10" style:family="text">
      <style:text-properties fo:font-size="10.5pt" officeooo:rsid="00f32378"/>
    </style:style>
    <style:style style:name="T11" style:family="text">
      <style:text-properties fo:font-size="10.5pt" officeooo:rsid="00f50bf7"/>
    </style:style>
    <style:style style:name="T12" style:family="text">
      <style:text-properties fo:font-size="10.5pt" style:text-underline-style="none" officeooo:rsid="00f50bf7"/>
    </style:style>
    <style:style style:name="T13" style:family="text">
      <style:text-properties fo:font-size="10.5pt" officeooo:rsid="00f63ad2"/>
    </style:style>
    <style:style style:name="T14" style:family="text">
      <style:text-properties fo:font-size="10.5pt" officeooo:rsid="00f67830"/>
    </style:style>
    <style:style style:name="T15" style:family="text">
      <style:text-properties fo:font-size="10.5pt" officeooo:rsid="00f7d249"/>
    </style:style>
    <style:style style:name="T16" style:family="text">
      <style:text-properties fo:font-size="10.5pt" officeooo:rsid="00f8b86c"/>
    </style:style>
    <style:style style:name="T17" style:family="text">
      <style:text-properties fo:font-size="10.5pt" officeooo:rsid="00f9ffa5"/>
    </style:style>
    <style:style style:name="T18" style:family="text">
      <style:text-properties fo:font-size="10.5pt" officeooo:rsid="00fa453c"/>
    </style:style>
    <style:style style:name="T19" style:family="text">
      <style:text-properties fo:font-size="10.5pt" officeooo:rsid="00f6bb53"/>
    </style:style>
    <style:style style:name="T20" style:family="text">
      <style:text-properties fo:font-size="10.5pt" officeooo:rsid="00fb6a59"/>
    </style:style>
    <style:style style:name="T21" style:family="text">
      <style:text-properties fo:font-size="10.5pt" officeooo:rsid="00fc2de6"/>
    </style:style>
    <style:style style:name="T22" style:family="text">
      <style:text-properties fo:font-size="10.5pt" officeooo:rsid="00fef595"/>
    </style:style>
    <style:style style:name="T23" style:family="text">
      <style:text-properties fo:font-size="10.5pt" officeooo:rsid="0104dbad"/>
    </style:style>
    <style:style style:name="T24" style:family="text">
      <style:text-properties fo:font-size="10.5pt" officeooo:rsid="01070e65"/>
    </style:style>
    <style:style style:name="T25" style:family="text">
      <style:text-properties fo:font-size="10.5pt" officeooo:rsid="010e941e"/>
    </style:style>
    <style:style style:name="T26" style:family="text">
      <style:text-properties fo:font-size="10.5pt" officeooo:rsid="011032ba"/>
    </style:style>
    <style:style style:name="T27" style:family="text">
      <style:text-properties fo:font-size="10.5pt" officeooo:rsid="0110ed3a"/>
    </style:style>
    <style:style style:name="T28" style:family="text">
      <style:text-properties fo:font-size="10.5pt" officeooo:rsid="01136917"/>
    </style:style>
    <style:style style:name="T29" style:family="text">
      <style:text-properties fo:font-size="10.5pt" officeooo:rsid="0113c974"/>
    </style:style>
    <style:style style:name="T30" style:family="text">
      <style:text-properties fo:font-size="10.5pt" officeooo:rsid="01154e12"/>
    </style:style>
    <style:style style:name="T31" style:family="text">
      <style:text-properties fo:font-size="10.5pt" officeooo:rsid="01157dcf"/>
    </style:style>
    <style:style style:name="T32" style:family="text">
      <style:text-properties fo:font-size="10.5pt" officeooo:rsid="01162978"/>
    </style:style>
    <style:style style:name="T33" style:family="text">
      <style:text-properties fo:font-size="10.5pt" officeooo:rsid="011785c3"/>
    </style:style>
    <style:style style:name="T34" style:family="text">
      <style:text-properties fo:font-size="10.5pt" officeooo:rsid="01194f81"/>
    </style:style>
    <style:style style:name="T35" style:family="text">
      <style:text-properties fo:font-size="10.5pt" officeooo:rsid="011681a1"/>
    </style:style>
    <style:style style:name="T36" style:family="text">
      <style:text-properties fo:font-size="10.5pt" officeooo:rsid="01173bc3"/>
    </style:style>
    <style:style style:name="T37" style:family="text">
      <style:text-properties fo:font-size="10.5pt" fo:font-weight="normal"/>
    </style:style>
    <style:style style:name="T38" style:family="text">
      <style:text-properties fo:font-size="10.5pt" fo:font-weight="normal" officeooo:rsid="01019999"/>
    </style:style>
    <style:style style:name="T39" style:family="text">
      <style:text-properties fo:font-size="10.5pt" fo:font-weight="normal" officeooo:rsid="011d7891"/>
    </style:style>
    <style:style style:name="T40" style:family="text">
      <style:text-properties fo:font-size="10.5pt" fo:font-weight="normal" officeooo:rsid="011f1d85"/>
    </style:style>
    <style:style style:name="T41" style:family="text">
      <style:text-properties fo:font-size="10.5pt" fo:font-weight="normal" officeooo:rsid="0127914a"/>
    </style:style>
    <style:style style:name="T42" style:family="text">
      <style:text-properties officeooo:rsid="00e8af12"/>
    </style:style>
    <style:style style:name="T43" style:family="text">
      <style:text-properties officeooo:rsid="00ebdd4e"/>
    </style:style>
    <style:style style:name="T44" style:family="text">
      <style:text-properties fo:color="#000000" style:font-name="Liberation Serif" fo:font-size="10.5pt" fo:font-weight="normal" fo:background-color="transparent" loext:char-shading-value="0"/>
    </style:style>
    <style:style style:name="T45" style:family="text">
      <style:text-properties fo:color="#000000" style:font-name="Liberation Serif" fo:font-size="10.5pt" fo:font-weight="normal" officeooo:rsid="01019999" fo:background-color="transparent" loext:char-shading-value="0"/>
    </style:style>
    <style:style style:name="T46" style:family="text">
      <style:text-properties fo:color="#000000" style:font-name="Liberation Serif" fo:font-size="10.5pt" fo:font-weight="normal" officeooo:rsid="0119c9be" fo:background-color="transparent" loext:char-shading-value="0"/>
    </style:style>
    <style:style style:name="T47" style:family="text">
      <style:text-properties fo:color="#000000" style:font-name="Liberation Serif" fo:font-size="10.5pt" fo:font-weight="normal" officeooo:rsid="011a9f0a" fo:background-color="transparent" loext:char-shading-value="0"/>
    </style:style>
    <style:style style:name="T48" style:family="text">
      <style:text-properties fo:color="#000000" style:font-name="Liberation Serif" fo:font-size="10.5pt" fo:font-weight="normal" officeooo:rsid="01194f81" fo:background-color="transparent" loext:char-shading-value="0"/>
    </style:style>
    <style:style style:name="T49" style:family="text">
      <style:text-properties fo:color="#000000" style:font-name="Liberation Serif" fo:font-size="10.5pt" fo:font-weight="normal" officeooo:rsid="0122b7a3" fo:background-color="transparent" loext:char-shading-value="0"/>
    </style:style>
    <style:style style:name="T50" style:family="text">
      <style:text-properties style:font-name="Liberation Serif" officeooo:rsid="0100e2e0"/>
    </style:style>
    <style:style style:name="T51" style:family="text">
      <style:text-properties style:font-name="Liberation Serif" fo:font-size="10.5pt"/>
    </style:style>
    <style:style style:name="T52" style:family="text">
      <style:text-properties style:font-name="Liberation Serif" fo:font-size="10.5pt" officeooo:rsid="0100e2e0"/>
    </style:style>
    <style:style style:name="T53" style:family="text">
      <style:text-properties style:font-name="Liberation Serif" fo:font-size="10.5pt" officeooo:rsid="0104dbad"/>
    </style:style>
    <style:style style:name="T54" style:family="text">
      <style:text-properties style:font-name="Liberation Serif" fo:font-size="10.5pt" officeooo:rsid="01070e65"/>
    </style:style>
    <style:style style:name="T55" style:family="text">
      <style:text-properties style:font-name="Liberation Serif" fo:font-size="10.5pt" officeooo:rsid="010cdab9"/>
    </style:style>
    <style:style style:name="T56" style:family="text">
      <style:text-properties style:font-name="Liberation Serif" fo:font-size="10.5pt" officeooo:rsid="01019999"/>
    </style:style>
    <style:style style:name="T57" style:family="text">
      <style:text-properties officeooo:rsid="0100e2e0"/>
    </style:style>
    <style:style style:name="T58" style:family="text">
      <style:text-properties officeooo:rsid="011032ba"/>
    </style:style>
    <style:style style:name="T59" style:family="text">
      <style:text-properties officeooo:rsid="0110ed3a"/>
    </style:style>
    <style:style style:name="T60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61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fo:padding="0cm" fo:border="none"/>
    </style:style>
    <style:style style:name="T62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fo:padding="0cm" fo:border="none"/>
    </style:style>
    <style:style style:name="T63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fo:padding="0cm" fo:border="none"/>
    </style:style>
    <style:style style:name="T64" style:family="text">
      <style:text-properties fo:font-variant="normal" fo:text-transform="none" fo:color="#242729" style:font-name="Arial" fo:font-size="11.2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3/11/2018</text:p>
      <text:p text:style-name="P1"/>
      <text:p text:style-name="P1">Ecards</text:p>
      <text:p text:style-name="P1"/>
      <text:list xml:id="list2613736589506695158" text:style-name="L1">
        <text:list-item>
          <text:p text:style-name="P11">Modificada la estructura de la tabla empresas para añadir tdato cargo, cif, nombre y apellidos.</text:p>
        </text:list-item>
        <text:list-item>
          <text:p text:style-name="P11">Creado modelo y controlador crearEmpresasDesdeTabla</text:p>
        </text:list-item>
      </text:list>
      <text:p text:style-name="P1"/>
      <text:p text:style-name="P1"/>
      <text:p text:style-name="P1">Preguntar a Gemma:</text:p>
      <text:list xml:id="list1536647758765544573" text:style-name="L2">
        <text:list-item>
          <text:p text:style-name="P37"><text:span text:style-name="T3">E</text:span><text:span text:style-name="T2">n c</text:span><text:span text:style-name="T1">rearCasoTcasoEmpresa </text:span><text:span text:style-name="T2">necesito </text:span><text:span text:style-name="T1">($cif,$razonsocial,$direccion,$telefono,$email,$web), </text:span><text:span text:style-name="T2">en los datos que he introducido solo tengo cif y razonsocial, la direccion no la he metido, tengo solo la ciudad.</text:span></text:p>
        </text:list-item>
        <text:list-item>
          <text:p text:style-name="P14"><text:span text:style-name="T4">En </text:span>crearCasoTcasoRepresentante <text:span text:style-name="T42">necedito </text:span>($cif,$nombre,$apellidos,$nif,$cargo,$direccion,$telefono,$email) , <text:span text:style-name="T42">y solo tengo cif, nombre, apellidos, y cargo</text:span></text:p>
        </text:list-item>
        <text:list-item>
          <text:p text:style-name="P12">En la tabla clave por que el tdato fechainstalacion, tiene 0000-00-00 00:00:00, eso no lo quitamos en todas las tablas???</text:p>
        </text:list-item>
        <text:list-item>
          <text:p text:style-name="P13">En los modelos que me has pasado no est<text:span text:style-name="T43">á</text:span>n todos los modelos alineados a 3, ej: crearCasoTcasoRepresentante()</text:p>
        </text:list-item>
        <text:list-item>
          <text:p text:style-name="P15"><text:span text:style-name="T3">P</text:span><text:span text:style-name="T1">or que en crearEmpresa </text:span><text:span text:style-name="T2">le envias </text:span><text:span text:style-name="T5">e_nif, </text:span><text:span text:style-name="T6">si es </text:span><text:span text:style-name="T8">e_</text:span><text:span text:style-name="T6">cif </text:span><text:span text:style-name="T7">(es que despista un poco)</text:span></text:p>
        </text:list-item>
        <text:list-item>
          <text:p text:style-name="P27"><text:span text:style-name="T7">E</text:span><text:span text:style-name="T5">n las empresas nuevas le tengo que crear alguna entidad???</text:span></text:p>
        </text:list-item>
        <text:list-item>
          <text:p text:style-name="P39">Con la ciudad por ahora no estoy haciendo nada. </text:p>
        </text:list-item>
        <text:list-item>
          <text:p text:style-name="P16"><text:span text:style-name="T9">En </text:span><text:span text:style-name="T5">leerCargosEmpresa </text:span><text:span text:style-name="T9">devuelves obj <text:s/>(de donde sale) <text:s/>. </text:span></text:p>
        </text:list-item>
      </text:list>
      <text:p text:style-name="P3"/>
      <text:p text:style-name="P4"><text:span text:style-name="T9">1</text:span><text:span text:style-name="T5">4/11/2017</text:span></text:p>
      <text:list xml:id="list111348485884227" text:continue-numbering="true" text:style-name="L2">
        <text:list-item>
          <text:p text:style-name="P28">subido scripts tabla empresas.sql con los nuevos tdatos email, web y telefono con sus casos correspondientes, y subido modelo leerTablaEmpresas en M_ecards.php y el controlador crearEmpresasDesdeTabla en Ecards.php para que lea de la tabla empresas y cree las tablas empresa y sus tcasos empresa y representante y en tabla claves el tcaso claveempresaaccesoporregistro"</text:p>
        </text:list-item>
        <text:list-item>
          <text:p text:style-name="P17"><text:span text:style-name="T9">E</text:span><text:span text:style-name="T10">n </text:span><text:span text:style-name="T5">leerSectorEmpresa, leerCargoEmpresa, leerProvinciaEmpresa </text:span><text:span text:style-name="T10">tienes que cambiar en la condicion que tipotcaso sea 'reprensentante' en lugar de 'responsable'</text:span></text:p>
        </text:list-item>
        <text:list-item>
          <text:p text:style-name="P17"><text:span text:style-name="T10">cogete </text:span><text:span text:style-name="T5">crearClaveMaster </text:span><text:span text:style-name="T10">que añadiste ayer conmigo que escriba un 1 en tdato codigobussines</text:span></text:p>
        </text:list-item>
        <text:list-item>
          <text:p text:style-name="P18"><text:span text:style-name="T11">en </text:span><text:span text:style-name="T5">crearDatosMaster </text:span><text:span text:style-name="T11">le llega codigoetiqueta, hay que tengo que poner para crear a los usuarios de la moraleja, este codigoetiqueta no está en </text:span><text:span text:style-name="T12">la documentacion de las estructuras pintado</text:span></text:p>
        </text:list-item>
        <text:list-item>
          <text:p text:style-name="P19"><text:span text:style-name="T11">C</text:span><text:span text:style-name="T13">reados los modelos </text:span><text:span text:style-name="T5">leerDatosObligatoriosMaster</text:span></text:p>
        </text:list-item>
        <text:list-item>
          <text:p text:style-name="P19"><text:span text:style-name="T13">, </text:span><text:span text:style-name="T5">leerDatosComplementariosMaster </text:span><text:span text:style-name="T13">para crear a partir de las valores de la moraleja los usuarios necesarios</text:span></text:p>
        </text:list-item>
        <text:list-item>
          <text:p text:style-name="P20"><text:span text:style-name="T14">en </text:span><text:span text:style-name="T5">crearMaster </text:span><text:span text:style-name="T14">no esta el tdato codigomaster, </text:span><text:span text:style-name="T15">y esta el tdato qr, </text:span><text:span text:style-name="T16">provincia_tarj, </text:span><text:span text:style-name="T17">fk, argumentos, inhibir, codigodia, codigoturno, entrada, duracion</text:span><text:span text:style-name="T15"> que no esta en la documentaci</text:span><text:span text:style-name="T20">ó</text:span><text:span text:style-name="T15">n de las estructuras, que hacemos con ellos, </text:span><text:span text:style-name="T18">los quitamos del modelo o los añadimos a la documentaci</text:span><text:span text:style-name="T20">ó</text:span><text:span text:style-name="T18">n</text:span></text:p>
        </text:list-item>
        <text:list-item>
          <text:p text:style-name="P29"><text:span text:style-name="T5">en el modelo crearDatosMaster </text:span><text:span text:style-name="T19">podiamos poner que retorne el id del caso creado para obtener el codigomaster para despu</text:span><text:span text:style-name="T20">é</text:span><text:span text:style-name="T19">s escribirlo en el tcaso complementario</text:span><text:span text:style-name="T5"> </text:span></text:p>
        </text:list-item>
        <text:list-item>
          <text:p text:style-name="P21"><text:span text:style-name="T21">en el modelo </text:span><text:span text:style-name="T5">crearDatosComplementarios </text:span><text:span text:style-name="T22">tendríamos</text:span><text:span text:style-name="T21"> que añadir que escriba el codigomaster</text:span></text:p>
        </text:list-item>
        <text:list-item>
          <text:p text:style-name="P40">Hay que dar formato al tdato dni por que cada uno esta escrito de una manera y no se puede crear la tabla usuario por que da error, algunos tienen espacios en blanco, otros guiones, por tanto he ejecutado</text:p>
          <text:list>
            <text:list-item>
              <text:p text:style-name="P41">update datosobligatorios set dni=REPLACE(dni," ",""); </text:p>
            </text:list-item>
            <text:list-item>
              <text:p text:style-name="P30">update datosobligatorios set dni=REPLACE(dni,"-",""); </text:p>
            </text:list-item>
            <text:list-item>
              <text:p text:style-name="P31"><text:span text:style-name="T56">update datosobligatorios set </text:span><text:span text:style-name="T51">dni</text:span><text:span text:style-name="T56">=</text:span><text:span text:style-name="T51">UPPER</text:span><text:span text:style-name="T56">(</text:span><text:span text:style-name="T51">dni</text:span><text:span text:style-name="T56">);</text:span></text:p>
            </text:list-item>
          </text:list>
        </text:list-item>
        <text:list-item>
          <text:p text:style-name="P22"><text:span text:style-name="T57">en</text:span><text:span text:style-name="T50"> </text:span><text:span text:style-name="T51">crearMaster </text:span><text:span text:style-name="T52">no te puede funcionar por que da un error por que sobra la , de la ultima línea antes del parentesis</text:span></text:p>
        </text:list-item>
      </text:list>
      <text:p text:style-name="P5"/>
      <text:list xml:id="list111350055117837" text:continue-numbering="true" text:style-name="L2">
        <text:list-item>
          <text:p text:style-name="P42">He dado formato a algunos de los campos de datosobligatorios, con las siguientes instrucciones:</text:p>
          <text:list>
            <text:list-item>
              <text:p text:style-name="P42">update datosobligatorios set nombre=LOWER(nombre);</text:p>
            </text:list-item>
            <text:list-item>
              <text:p text:style-name="P42">update datosobligatorios set apellido=LOWER(apellido);</text:p>
            </text:list-item>
            <text:list-item>
              <text:p text:style-name="P42">update datosobligatorios set apellido2=LOWER(apellido2);</text:p>
            </text:list-item>
            <text:list-item>
              <text:p text:style-name="P42">update datosobligatorios set nombre=CONCAT(UPPER(LEFT(nombre,1)),SUBSTR(nombre,2));</text:p>
            </text:list-item>
            <text:list-item>
              <text:p text:style-name="P42">update datosobligatorios set apellido=CONCAT(UPPER(LEFT(apellido,1)),SUBSTR(apellido,2));</text:p>
            </text:list-item>
            <text:list-item>
              <text:p text:style-name="P42">update datosobligatorios set apellido2=CONCAT(UPPER(LEFT(apellido2,1)),SUBSTR(apellido2,2));</text:p>
            </text:list-item>
          </text:list>
        </text:list-item>
        <text:list-item>
          <text:p text:style-name="P23"><text:span text:style-name="T23">en </text:span><text:span text:style-name="T51">crearClaveMaster, </text:span><text:span text:style-name="T53">el nombre de tcaso es 'clave', hay que cambiarlo por clavemaster como en la documentacion??, </text:span><text:span text:style-name="T55">si es que si hay que cambiarlo tb en </text:span><text:span text:style-name="T51">verficarUsuarioMaster</text:span></text:p>
        </text:list-item>
        <text:list-item>
          <text:p text:style-name="P24"><text:span text:style-name="T24">en </text:span><text:span text:style-name="T5">crearDatosMaster </text:span><text:span text:style-name="T24">el nombre de la tabla es master_nif, no deberia ser usuario_nif???. Idem en crearDatosComplementarios</text:span></text:p>
        </text:list-item>
        <text:list-item>
          <text:p text:style-name="P32"><text:soft-page-break/><text:span text:style-name="T5">en crearDatosMaster </text:span><text:span text:style-name="T53"><text:s/></text:span><text:span text:style-name="T51">en los tdatos donde escribe falta el tlf y en </text:span><text:span text:style-name="T54">crearDatosComplementarios </text:span><text:span text:style-name="T51">sobra tlf y falta fechanacimiento, poblacion, provincia, codigopostal, email y codigosupermaster</text:span></text:p>
        </text:list-item>
        <text:list-item>
          <text:p text:style-name="P45">La fecha de nacimiento en la moraleja esta en fomato dd/mm/aaaa hay que pasarla a aaaa-mm-dd</text:p>
        </text:list-item>
        <text:list-item>
          <text:p text:style-name="P46">En la tabla usuario_nif en el tcaso empresa no hace falta el tdato codigoempresa?</text:p>
        </text:list-item>
        <text:list-item>
          <text:p text:style-name="P47">En la tabla empresa_cif no hace falta el tdato codigomaster para el tcaso complementarios?</text:p>
        </text:list-item>
      </text:list>
      <text:p text:style-name="P6"/>
      <text:p text:style-name="P6"/>
      <text:p text:style-name="P8">Pendiente</text:p>
      <text:p text:style-name="P48"/>
      <text:list xml:id="list111350019121667" text:continue-numbering="true" text:style-name="L2">
        <text:list-item>
          <text:p text:style-name="P33"><text:span text:style-name="T25">Creados los modelos </text:span><text:span text:style-name="T5">leerTablaEmpresas, </text:span></text:p>
        </text:list-item>
        <text:list-item>
          <text:p text:style-name="P49">Modificado el nombre de la tabla master_ o del tdato _idmaster en <text:s/>los modelos:</text:p>
          <text:list>
            <text:list-item>
              <text:p text:style-name="P49">crearMaster</text:p>
            </text:list-item>
            <text:list-item>
              <text:p text:style-name="P49">leerProvinciaMaster</text:p>
            </text:list-item>
            <text:list-item>
              <text:p text:style-name="P49">leerEmpresaMaster</text:p>
            </text:list-item>
            <text:list-item>
              <text:p text:style-name="P49">escribirAdjuntoImagen</text:p>
            </text:list-item>
            <text:list-item>
              <text:p text:style-name="P49">escribirAdjuntoVideo</text:p>
            </text:list-item>
            <text:list-item>
              <text:p text:style-name="P49">escribirAdjuntoAudio</text:p>
            </text:list-item>
            <text:list-item>
              <text:p text:style-name="P49">escribirAdjuntoQr</text:p>
            </text:list-item>
            <text:list-item>
              <text:p text:style-name="P49">escribirAdjuntoDoc</text:p>
            </text:list-item>
            <text:list-item>
              <text:p text:style-name="P49">crearEtiqueta</text:p>
            </text:list-item>
            <text:list-item>
              <text:p text:style-name="P49">leerEtiquetas</text:p>
            </text:list-item>
            <text:list-item>
              <text:p text:style-name="P50">leerEtiquetaEnviada</text:p>
            </text:list-item>
            <text:list-item>
              <text:p text:style-name="P50">crearTarjeta</text:p>
            </text:list-item>
            <text:list-item>
              <text:p text:style-name="P50">leerTarjetas</text:p>
            </text:list-item>
            <text:list-item>
              <text:p text:style-name="P50">leerTarjetasFiltrado</text:p>
              <text:p text:style-name="P50"/>
            </text:list-item>
          </text:list>
        </text:list-item>
        <text:list-item>
          <text:p text:style-name="P25"><text:span text:style-name="T58">Modificada la posicion del modelo </text:span><text:span text:style-name="T5">crearCasoTcasoRepresentante </text:span><text:span text:style-name="T26">para ponerlo en la zona de Empresa, estaba al final del todo.</text:span></text:p>
        </text:list-item>
        <text:list-item>
          <text:p text:style-name="P26"><text:span text:style-name="T27">habria que cambiar el tipotcaso </text:span><text:span text:style-name="T28">'</text:span><text:span text:style-name="T27">obligatorios</text:span><text:span text:style-name="T28">'</text:span><text:span text:style-name="T27"> por </text:span><text:span text:style-name="T28">'</text:span><text:span text:style-name="T27">master</text:span><text:span text:style-name="T28">'</text:span><text:span text:style-name="T27"> no?</text:span></text:p>
          <text:list>
            <text:list-item>
              <text:p text:style-name="P26"><text:span text:style-name="T59">En </text:span><text:span text:style-name="T5">leerEtiquetas, </text:span></text:p>
            </text:list-item>
            <text:list-item>
              <text:p text:style-name="P38">leerEtiquetaenviada, </text:p>
            </text:list-item>
            <text:list-item>
              <text:p text:style-name="P38">crearTarjeta</text:p>
            </text:list-item>
            <text:list-item>
              <text:p text:style-name="P51">leerTarjetas</text:p>
            </text:list-item>
            <text:list-item>
              <text:p text:style-name="P51">leerTarjetasFiltrado</text:p>
              <text:p text:style-name="P51"/>
            </text:list-item>
          </text:list>
        </text:list-item>
        <text:list-item>
          <text:p text:style-name="P26"><text:span text:style-name="T29">Modificada </text:span><text:span text:style-name="T5">crearCasoTcasoEmpresa </text:span><text:span text:style-name="T29">para cambiar tdato 'web' por 'link' en tabla empresa.</text:span></text:p>
        </text:list-item>
      </text:list>
      <text:p text:style-name="P7"/>
      <text:p text:style-name="P9"><text:span text:style-name="T29">1</text:span><text:span text:style-name="T5">5/11/2018</text:span></text:p>
      <text:list xml:id="list7441143212386929070" text:style-name="L3">
        <text:list-item>
          <text:p text:style-name="P34"><text:span text:style-name="T30">En el controlador crear </text:span><text:span text:style-name="T5">crearClaveMaster </text:span><text:span text:style-name="T30">faltaba que le llegase cudigobusiness y tb que se le mandase al modelo.</text:span></text:p>
        </text:list-item>
        <text:list-item>
          <text:p text:style-name="P35"><text:span text:style-name="T31">En los modelos </text:span><text:span text:style-name="T5">crearDatosMaster</text:span><text:span text:style-name="T31">, </text:span><text:span text:style-name="T5">crearDatos</text:span><text:span text:style-name="T31">Complementarios,</text:span><text:span text:style-name="T5">crearCasoTcasoEmpresaMaster</text:span></text:p>
        </text:list-item>
        <text:list-item>
          <text:p text:style-name="P52"><text:s/>faltaba “.” entre la bd y la tabla.</text:p>
        </text:list-item>
        <text:list-item>
          <text:p text:style-name="P35"><text:span text:style-name="T32">En el controlador </text:span><text:span text:style-name="T5">crearUsuarioDesdeEmpresa </text:span><text:span text:style-name="T32">cuando llamas a </text:span><text:span text:style-name="T5">crearDatosMaster</text:span></text:p>
          <text:p text:style-name="P36"><text:span text:style-name="T32">s</text:span><text:span text:style-name="T5">obra el $ en $post-&gt;$nombre,</text:span><text:span text:style-name="T35"> $post-&gt;$apellido </text:span><text:span text:style-name="T36">y $post-&gt;$tlf</text:span></text:p>
        </text:list-item>
        <text:list-item>
          <text:p text:style-name="P35"><text:span text:style-name="T34">E</text:span><text:span text:style-name="T33">n el modelo </text:span><text:span text:style-name="T5">crearDatosComplementarios </text:span><text:span text:style-name="T33">no estaba bien escrito el tdato fechanacimiento</text:span></text:p>
        </text:list-item>
        <text:list-item>
          <text:p text:style-name="P53">Añadida a la documentacion de las estructuras en la tabla empresas el codigomaster al tcaso complementarios y en la tabla usuario en el tcaso empresa el codigoempresa y cambiado tdato web por link</text:p>
        </text:list-item>
        <text:list-item>
          <text:p text:style-name="P54">Modificado el formato de los valores del tdato fechanacimiento de la tabla datoscomplementarios</text:p>
          <text:p text:style-name="P54">update datoscomplementarios set fechanacimiento=STR_TO_DATE(fechanacimiento,'%d/%m/%Y'); </text:p>
          <text:p text:style-name="P68"><text:span text:style-name="T45">update </text:span><text:span text:style-name="T48">datoscomplementarios </text:span><text:span text:style-name="T45">set </text:span><text:span text:style-name="T46">poblacion</text:span><text:span text:style-name="T45">=LOWER(</text:span><text:span text:style-name="T46">poblacion</text:span><text:span text:style-name="T45">);</text:span></text:p>
          <text:p text:style-name="P68"><text:span text:style-name="T45">update </text:span><text:span text:style-name="T48">datoscomplementarios</text:span><text:span text:style-name="T45"> set </text:span><text:span text:style-name="T46">poblacion</text:span><text:span text:style-name="T45">=CONCAT(UPPER(LEFT(</text:span><text:span text:style-name="T46">poblacion</text:span><text:span text:style-name="T45">,1)),SUBSTR(</text:span><text:span text:style-name="T46">poblacion</text:span><text:span text:style-name="T45">,2));</text:span></text:p>
          <text:p text:style-name="P68"><text:span text:style-name="T45">update </text:span><text:span text:style-name="T48">datoscomplementarios </text:span><text:span text:style-name="T45">set </text:span><text:span text:style-name="T46">provincia</text:span><text:span text:style-name="T45">=LOWER(</text:span><text:span text:style-name="T46">provincia</text:span><text:span text:style-name="T45">);</text:span></text:p>
          <text:p text:style-name="P68"><text:span text:style-name="T45">update </text:span><text:span text:style-name="T48">datoscomplementarios</text:span><text:span text:style-name="T45"> set </text:span><text:span text:style-name="T46">provincia</text:span><text:span text:style-name="T45">=CONCAT(UPPER(LEFT(</text:span><text:span text:style-name="T46">provincia</text:span><text:span text:style-name="T45">,1)),SUBSTR(</text:span><text:span text:style-name="T46">provincia</text:span><text:span text:style-name="T45">,2));</text:span></text:p>
          <text:p text:style-name="P69"><text:span text:style-name="T45">update </text:span><text:span text:style-name="T48">datoscomplementarios </text:span><text:span text:style-name="T45">set </text:span><text:span text:style-name="T47">email</text:span><text:span text:style-name="T45">=LOWER(</text:span><text:span text:style-name="T47">email</text:span><text:span text:style-name="T45">);</text:span></text:p>
          <text:p text:style-name="P43">update datosobligatorios set direccion=LOWER(direccion);</text:p>
          <text:p text:style-name="P70"><text:span text:style-name="T45">u</text:span><text:span text:style-name="T44">pdate </text:span><text:span text:style-name="T45">datosobligatorios set d</text:span><text:span text:style-name="T44">ni</text:span><text:span text:style-name="T45">=</text:span><text:span text:style-name="T44">REPLACE</text:span><text:span text:style-name="T45">(d</text:span><text:span text:style-name="T44">ni,'*','1'</text:span><text:span text:style-name="T45">);</text:span></text:p>
          <text:p text:style-name="P44">update datosobligatorios set dni=REPLACE(dni,'/','1');</text:p>
        </text:list-item>
        <text:list-item>
          <text:p text:style-name="P44">update datosobligatorios set dni=REPLACE(dni,'.','1');</text:p>
        </text:list-item>
        <text:list-item>
          <text:p text:style-name="P63"><text:span text:style-name="T38">M</text:span><text:span text:style-name="T39">odificado el modelo </text:span><text:span text:style-name="T37">crearDatosMaster </text:span><text:span text:style-name="T39">para que siempre escriba en tdato apellido y ahi le llegaran uno u dos apellidos según corresponda.</text:span></text:p>
        </text:list-item>
        <text:list-item>
          <text:p text:style-name="P64"><text:soft-page-break/><text:span text:style-name="T40">Modificado en los controladores: <text:s/>que llaman a crearDatosMaster </text:span><text:span text:style-name="T37">crearUsuarioDesdeEmpresa </text:span><text:span text:style-name="T40">que llenen una variable apellidos con el apellido y el apellido2 (si lo tiene) y le envie al modelo solo una variable apellido</text:span></text:p>
        </text:list-item>
        <text:list-item>
          <text:p text:style-name="P66"><text:span text:style-name="T40">e</text:span><text:span text:style-name="T37">n recrearEcards creados los modelos:</text:span></text:p>
          <text:list>
            <text:list-item>
              <text:p text:style-name="P55">leerTablaEmpresas</text:p>
            </text:list-item>
            <text:list-item>
              <text:p text:style-name="P55">leerDatosObligatoriosMaster</text:p>
            </text:list-item>
            <text:list-item>
              <text:p text:style-name="P55">leerDatosComplementariosMaster</text:p>
            </text:list-item>
            <text:list-item>
              <text:p text:style-name="P55">leerFotoaImportarDatosComplementariosMaster</text:p>
            </text:list-item>
            <text:list-item>
              <text:p text:style-name="P55">crearCasoTcasoAdjuntoMaster</text:p>
            </text:list-item>
          </text:list>
        </text:list-item>
        <text:list-item>
          <text:p text:style-name="P65"><text:span text:style-name="T41">en recrearEcards creado el controlador </text:span><text:span text:style-name="T37">generarEstructurasDesdeMoraleja</text:span></text:p>
        </text:list-item>
      </text:list>
      <text:p text:style-name="P10"/>
      <text:p text:style-name="P10"/>
      <text:p text:style-name="P10"/>
      <text:p text:style-name="P56">Ver con Gemma:</text:p>
      <text:list xml:id="list426804648111686263" text:style-name="L4">
        <text:list-item>
          <text:p text:style-name="P57">El codigomaster de donde lo cojemos? De la tabla empresa no?, por que en la tabla usuario siempre va a haber un ususario, no?. El valor a escribir en dicho tdato en las dos tablas debe de ser el mismo</text:p>
        </text:list-item>
        <text:list-item>
          <text:p text:style-name="P71"><text:span text:style-name="T49">Al crear las estructuras de las empresas y los usuarios, me da un error <text:s/>“</text:span><text:span text:style-name="T64">Tiempo de ejecución máximo de 30 segundos excedido</text:span><text:span text:style-name="T49">”, para solucionarlo he tenido que modificar el archivo php.ini modificando </text:span><text:span text:style-name="Source_20_Text"><text:span text:style-name="T60">max_execution_time =</text:span></text:span><text:span text:style-name="Source_20_Text"><text:span text:style-name="T61"> </text:span></text:span><text:span text:style-name="Source_20_Text"><text:span text:style-name="T62">360</text:span></text:span><text:span text:style-name="Source_20_Text"><text:span text:style-name="T61"> </text:span></text:span><text:span text:style-name="Source_20_Text"><text:span text:style-name="T63">;</text:span></text:span></text:p>
          <text:p text:style-name="P71"><text:span text:style-name="Source_20_Text"><text:span text:style-name="T63"/></text:span></text:p>
        </text:list-item>
        <text:list-item>
          <text:p text:style-name="P58">Al ejecutar select dato from tabla where 'x'</text:p>
          <text:p text:style-name="P58">INTO DUMPFILE /home/soa/imagenes/foton.png me da un error</text:p>
          <text:list>
            <text:list-item>
              <text:p text:style-name="P58">ERROR 1290 (HY000): The MySQL server is running with the --secure-file-priv option so it cannot execute this statement. </text:p>
              <text:p text:style-name="P58">Lo he solucionado escribiendo en my.cnf <text:s/>en la zona de [mysqld] secure_file_priv=””</text:p>
            </text:list-item>
            <text:list-item>
              <text:p text:style-name="P58">Ahora al volver a ejecutarlo me da otro error: <text:s/></text:p>
              <text:p text:style-name="P58">ERROR 1 (HY000): Can't create/write to file '/home/soa/foto1.png' (Errcode: 13)</text:p>
            </text:list-item>
            <text:list-item>
              <text:p text:style-name="P59">En /tmp/ si funciona asi que me he creado el directorio de imagenes dentro de /tmp</text:p>
            </text:list-item>
          </text:list>
        </text:list-item>
      </text:list>
      <text:p text:style-name="P60"/>
      <text:p text:style-name="P61">16/11/2018</text:p>
      <text:list xml:id="list4133517156323253506" text:style-name="L5">
        <text:list-item>
          <text:p text:style-name="P62">En el tcaso master de la tabla empresa habría que escribir el nif no?</text:p>
        </text:list-item>
      </text:list>
      <text:list xml:id="list111348538174637" text:continue-list="list426804648111686263" text:style-name="L4">
        <text:list-item>
          <text:list>
            <text:list-header>
              <text:p text:style-name="P6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inherit" svg:font-family="inherit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11cm" fo:margin-bottom="1.536cm" fo:margin-left="1.52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0:53:33.251793501</meta:creation-date>
    <dc:date>2018-11-16T11:13:48.040758242</dc:date>
    <meta:editing-duration>P5DT10H27M51S</meta:editing-duration>
    <meta:editing-cycles>250</meta:editing-cycles>
    <meta:generator>LibreOffice/4.2.8.2$Linux_x86 LibreOffice_project/420m0$Build-2</meta:generator>
    <meta:print-date>2018-11-15T10:55:22.931408827</meta:print-date>
    <meta:document-statistic meta:table-count="0" meta:image-count="0" meta:object-count="0" meta:page-count="3" meta:paragraph-count="106" meta:word-count="1128" meta:character-count="8199" meta:non-whitespace-character-count="7243"/>
  </office:meta>
</office:document-meta>
</file>